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82000007C210E9968E6.svm"/>
  <manifest:file-entry manifest:media-type="" manifest:full-path="Pictures/20000007000042FA00006D3F97904CA4.svm"/>
  <manifest:file-entry manifest:media-type="" manifest:full-path="Pictures/2000000700003CFB00003FFB8383F916.svm"/>
  <manifest:file-entry manifest:media-type="" manifest:full-path="Pictures/2000000700004CFF00007161DA18F48F.wmf"/>
  <manifest:file-entry manifest:media-type="" manifest:full-path="Pictures/2000000700003E6E00003F42D7A99E5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00%"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2" style:family="paragraph" style:parent-style-name="Standard" style:list-style-name="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2" svg:y="0.7874in" svg:width="6.6807in" svg:height="9.4209in" draw:z-index="0">
        <draw:image xlink:href="Pictures/2000000700004CFF00007161DA18F48F.wmf" xlink:type="simple" xlink:show="embed" xlink:actuate="onLoad"/>
      </draw:frame>
      <draw:frame draw:style-name="fr2" draw:name="graphics2" text:anchor-type="page" text:anchor-page-number="4" svg:x="0.85in" svg:y="0.8035in" svg:width="5.3228in" svg:height="9.5472in" draw:z-index="1">
        <draw:image xlink:href="Pictures/200000070000382000007C210E9968E6.svm" xlink:type="simple" xlink:show="embed" xlink:actuate="onLoad"/>
      </draw:frame>
      <draw:frame draw:style-name="fr2" draw:name="graphics3" text:anchor-type="page" text:anchor-page-number="6" svg:x="1.1201in" svg:y="0.8327in" svg:width="6.1457in" svg:height="6.4484in" draw:z-index="2">
        <draw:image xlink:href="Pictures/2000000700003CFB00003FFB8383F916.svm" xlink:type="simple" xlink:show="embed" xlink:actuate="onLoad"/>
      </draw:frame>
      <draw:frame draw:style-name="fr2" draw:name="graphics4" text:anchor-type="page" text:anchor-page-number="8" svg:x="0.7736in" svg:y="0.7752in" svg:width="6.7437in" svg:height="9.4201in" draw:z-index="3">
        <draw:image xlink:href="Pictures/20000007000042FA00006D3F97904CA4.svm" xlink:type="simple" xlink:show="embed" xlink:actuate="onLoad"/>
      </draw:frame>
      <draw:frame draw:style-name="fr2" draw:name="graphics5" text:anchor-type="page" text:anchor-page-number="10" svg:x="1.1992in" svg:y="0.7957in" svg:width="6.2925in" svg:height="6.3756in" draw:z-index="4">
        <draw:image xlink:href="Pictures/2000000700003E6E00003F42D7A99E55.svm" xlink:type="simple" xlink:show="embed" xlink:actuate="onLoad"/>
      </draw:frame>
      <text:p text:style-name="P2">#include &lt;string&gt;</text:p>
      <text:p text:style-name="P2">#include &lt;iostream&gt;</text:p>
      <text:p text:style-name="P2"/>
      <text:p text:style-name="P2">using namespace std;</text:p>
      <text:p text:style-name="P2"/>
      <text:p text:style-name="P2">//This function swaps the content of two variables.</text:p>
      <text:p text:style-name="P2">//@post This takes in copies of some given arguments </text:p>
      <text:p text:style-name="P2">//<text:tab/>and swaps those values within the scope of this function</text:p>
      <text:p text:style-name="P2">//@param a2 This value is a copy of the original one that was passed.</text:p>
      <text:p text:style-name="P2">//@param b2 This value is a copy of the original one that was passed.</text:p>
      <text:p text:style-name="P2">void swap_by_value ( int a2 , int b2 )</text:p>
      <text:p text:style-name="P2">{</text:p>
      <text:p text:style-name="P2"><text:tab/>int tmp = a2;</text:p>
      <text:p text:style-name="P2"><text:tab/>a2 = b2;</text:p>
      <text:p text:style-name="P2"><text:tab/>b2 = tmp;</text:p>
      <text:p text:style-name="P2">};</text:p>
      <text:p text:style-name="P2"/>
      <text:p text:style-name="P2">//This is meant to test the swap_by_value() function.</text:p>
      <text:p text:style-name="P2">//@post This will print the result of the test for the swap_by_value() function</text:p>
      <text:p text:style-name="P2">//<text:tab/>to the console.</text:p>
      <text:p text:style-name="P2">void testByValue()</text:p>
      <text:p text:style-name="P2">{</text:p>
      <text:p text:style-name="P2"><text:tab/>int a = 10;</text:p>
      <text:p text:style-name="P2"><text:tab/>int b = 15;</text:p>
      <text:p text:style-name="P2"/>
      <text:p text:style-name="P2"><text:tab/>cout &lt;&lt; "Before: a) " &lt;&lt; a &lt;&lt; " " &lt;&lt; "b) " &lt;&lt; b &lt;&lt; endl;</text:p>
      <text:p text:style-name="P2"/>
      <text:p text:style-name="P2"><text:tab/>swap_by_value(a,b);</text:p>
      <text:p text:style-name="P2"/>
      <text:p text:style-name="P2"><text:tab/>cout &lt;&lt; "After : a) " &lt;&lt; a &lt;&lt; " " &lt;&lt; "b) " &lt;&lt; b &lt;&lt; endl;</text:p>
      <text:p text:style-name="P2">};</text:p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oft-page-break/>//This function swaps the content of two variables.</text:p>
      <text:p text:style-name="P2">//@post This will change the contents of the variables that were </text:p>
      <text:p text:style-name="P2">//<text:tab/>passed as arguments (in the scope of wherever this was </text:p>
      <text:p text:style-name="P2">//<text:tab/>called.)</text:p>
      <text:p text:style-name="P2">//@param a2 This value is a reference to the original </text:p>
      <text:p text:style-name="P2">//<text:tab/>variable that was passed.</text:p>
      <text:p text:style-name="P2">//@param b2 This value is a reference to the original </text:p>
      <text:p text:style-name="P2">//<text:tab/>variable that was passed.</text:p>
      <text:p text:style-name="P2">void swap_by_ref ( int&amp; a2 , int&amp; b2 )</text:p>
      <text:p text:style-name="P2">{</text:p>
      <text:p text:style-name="P2"><text:tab/>int tmp = a2;</text:p>
      <text:p text:style-name="P2"><text:tab/>a2 = b2;</text:p>
      <text:p text:style-name="P2"><text:tab/>b2 = tmp;</text:p>
      <text:p text:style-name="P2">};</text:p>
      <text:p text:style-name="P2"/>
      <text:p text:style-name="P2">//This is meant to test the swap_by_ref() function.</text:p>
      <text:p text:style-name="P2">//@post This will print the result of the test for the swap_by_ref() function</text:p>
      <text:p text:style-name="P2">//<text:tab/>to the console.</text:p>
      <text:p text:style-name="P2">void testByRef()</text:p>
      <text:p text:style-name="P2">{</text:p>
      <text:p text:style-name="P2"><text:tab/>int a = 9;</text:p>
      <text:p text:style-name="P2"><text:tab/>int b = 22;</text:p>
      <text:p text:style-name="P2"/>
      <text:p text:style-name="P2"><text:tab/>cout &lt;&lt; "Before: a) " &lt;&lt; a &lt;&lt; " " &lt;&lt; "b) " &lt;&lt; b &lt;&lt; endl;</text:p>
      <text:p text:style-name="P2"/>
      <text:p text:style-name="P2"><text:tab/>swap_by_ref(a,b);</text:p>
      <text:p text:style-name="P2"/>
      <text:p text:style-name="P2"><text:tab/>cout &lt;&lt; "After : a) " &lt;&lt; a &lt;&lt; " " &lt;&lt; "b) " &lt;&lt; b &lt;&lt; endl;</text:p>
      <text:p text:style-name="P2">}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oft-page-break/>/*</text:p>
      <text:p text:style-name="P2">//This function fails at swapping the content of two variables.</text:p>
      <text:p text:style-name="P2">//@post This takes in constant references to some given </text:p>
      <text:p text:style-name="P2">//<text:tab/>arguments, but is unable to swap the contents. That is</text:p>
      <text:p text:style-name="P2">//<text:tab/>because constant variables can't be assigned to.</text:p>
      <text:p text:style-name="P2">//@param a2 This value is a constant reference to the original </text:p>
      <text:p text:style-name="P2">//<text:tab/>one that was passed.</text:p>
      <text:p text:style-name="P2">//@param b2 This value is a constant reference to the original </text:p>
      <text:p text:style-name="P2">//<text:tab/>one that was passed.</text:p>
      <text:p text:style-name="P2">void swap_by_const_ref ( const int&amp; a2 , const int&amp; b2 )</text:p>
      <text:p text:style-name="P2">{</text:p>
      <text:p text:style-name="P2"><text:tab/>int tmp = a2;</text:p>
      <text:p text:style-name="P2"><text:tab/>a2 = b2;</text:p>
      <text:p text:style-name="P2"><text:tab/>b2 = tmp;</text:p>
      <text:p text:style-name="P2">}</text:p>
      <text:p text:style-name="P2">//This is meant to test the swap_by_const_ref() function.</text:p>
      <text:p text:style-name="P2">//@post This will print the result of the test for the </text:p>
      <text:p text:style-name="P2">//<text:tab/>swap_by_const_ref() function</text:p>
      <text:p text:style-name="P2">//<text:tab/>to the console.</text:p>
      <text:p text:style-name="P2">string testByConstRef()</text:p>
      <text:p text:style-name="P2">{</text:p>
      <text:p text:style-name="P2"><text:tab/>int a = 9;</text:p>
      <text:p text:style-name="P2"><text:tab/>int b = 22;</text:p>
      <text:p text:style-name="P2"/>
      <text:p text:style-name="P2"><text:tab/>cout &lt;&lt; "Before: a) " &lt;&lt; a &lt;&lt; " " &lt;&lt; "b) " &lt;&lt; b &lt;&lt; endl;</text:p>
      <text:p text:style-name="P2"/>
      <text:p text:style-name="P2"><text:tab/>swap_by_const_ref(a,b);</text:p>
      <text:p text:style-name="P2"/>
      <text:p text:style-name="P2"><text:tab/>cout &lt;&lt; "After : a) " &lt;&lt; a &lt;&lt; " " &lt;&lt; "b) " &lt;&lt; b &lt;&lt; endl;<text:tab/></text:p>
      <text:p text:style-name="P2">}</text:p>
      <text:p text:style-name="P2">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/This function swaps the content of two variables.</text:p>
      <text:p text:style-name="P2">//@post This will change the contents of the variable addresses </text:p>
      <text:p text:style-name="P2">//<text:tab/>that were passed as arguments (in the scope of wherever </text:p>
      <text:p text:style-name="P2">//<text:tab/>this was called.)</text:p>
      <text:p text:style-name="P2">//@param ptrToA This value is a pointer to the original </text:p>
      <text:p text:style-name="P2">//<text:tab/>variable that was passed.</text:p>
      <text:p text:style-name="P2">//@param ptrToB This value is a pointer to the original </text:p>
      <text:p text:style-name="P2">//<text:tab/>variable that was passed.</text:p>
      <text:p text:style-name="P2">void swap_by_ptr ( int* ptrToA, int* ptrToB )</text:p>
      <text:p text:style-name="P2">{</text:p>
      <text:p text:style-name="P2"><text:tab/>int tmp = *ptrToA;</text:p>
      <text:p text:style-name="P2"><text:tab/>*ptrToA = *ptrToB;</text:p>
      <text:p text:style-name="P2"><text:tab/>*ptrToB = tmp;</text:p>
      <text:p text:style-name="P2">};</text:p>
      <text:p text:style-name="P2"/>
      <text:p text:style-name="P2">//This is meant to test the swap_by_ptr() function.</text:p>
      <text:p text:style-name="P2">//@post This will print the result of the test for the </text:p>
      <text:p text:style-name="P2">//<text:tab/>swap_by_ptr() function</text:p>
      <text:p text:style-name="P2">//<text:tab/>to the console.</text:p>
      <text:p text:style-name="P2">void testByPtr()</text:p>
      <text:p text:style-name="P2">{</text:p>
      <text:p text:style-name="P2"><text:tab/>int a = 9;</text:p>
      <text:p text:style-name="P2"><text:tab/>int b = 22;</text:p>
      <text:p text:style-name="P2"/>
      <text:p text:style-name="P2"><text:tab/>cout &lt;&lt; "Before: a) " &lt;&lt; a &lt;&lt; " " &lt;&lt; "b) " &lt;&lt; b &lt;&lt; endl;</text:p>
      <text:p text:style-name="P2"/>
      <text:p text:style-name="P2"><text:tab/>swap_by_ptr(&amp;a, &amp;b);</text:p>
      <text:p text:style-name="P2"/>
      <text:p text:style-name="P2"><text:tab/>cout &lt;&lt; "After : a) " &lt;&lt; a &lt;&lt; " " &lt;&lt; "b) " &lt;&lt; b &lt;&lt; endl;<text:tab/></text:p>
      <text:p text:style-name="P2">}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oft-page-break/>/*</text:p>
      <text:p text:style-name="P2">//This function fails at swapping the content of two variables.</text:p>
      <text:p text:style-name="P2">//@post This will throw an error because constant variables</text:p>
      <text:p text:style-name="P2">//<text:tab/>cannot be assigned to (the const refers to the variable</text:p>
      <text:p text:style-name="P2">//<text:tab/>being pointed to by the pointer.)</text:p>
      <text:p text:style-name="P2">//@param ptrToA This value is a constant pointer to the original </text:p>
      <text:p text:style-name="P2">//<text:tab/>variable that was passed.</text:p>
      <text:p text:style-name="P2">//@param ptrToB This value is a constant pointer to the original </text:p>
      <text:p text:style-name="P2">//<text:tab/>variable that was passed.</text:p>
      <text:p text:style-name="P2">void swap_by_const_ptr ( const int* ptrToA , const int* ptrToB )</text:p>
      <text:p text:style-name="P2">{</text:p>
      <text:p text:style-name="P2"><text:tab/>int tmp = *ptrToA;</text:p>
      <text:p text:style-name="P2"><text:tab/>*ptrToA = *ptrToB;</text:p>
      <text:p text:style-name="P2"><text:tab/>*ptrToB = tmp;</text:p>
      <text:p text:style-name="P2">};</text:p>
      <text:p text:style-name="P2"/>
      <text:p text:style-name="P2">//This is meant to test the swap_by_const_ptr() function.</text:p>
      <text:p text:style-name="P2">//@post This will print the result of the test for the </text:p>
      <text:p text:style-name="P2">//<text:tab/>swap_by_const_ptr() function</text:p>
      <text:p text:style-name="P2">//<text:tab/>to the console.</text:p>
      <text:p text:style-name="P2">void testByConstPtr()</text:p>
      <text:p text:style-name="P2">{</text:p>
      <text:p text:style-name="P2"><text:tab/>int a = 9;</text:p>
      <text:p text:style-name="P2"><text:tab/>int b = 22;</text:p>
      <text:p text:style-name="P2"/>
      <text:p text:style-name="P2"><text:tab/>cout &lt;&lt; "Before: a) " &lt;&lt; a &lt;&lt; " " &lt;&lt; "b) " &lt;&lt; b &lt;&lt; endl;</text:p>
      <text:p text:style-name="P2"/>
      <text:p text:style-name="P2"><text:tab/>swap_by_const_ptr(&amp;a, &amp;b);</text:p>
      <text:p text:style-name="P2"/>
      <text:p text:style-name="P2"><text:tab/>cout &lt;&lt; "After : a) " &lt;&lt; a &lt;&lt; " " &lt;&lt; "b) " &lt;&lt; b &lt;&lt; endl;</text:p>
      <text:p text:style-name="P2">};</text:p>
      <text:p text:style-name="P2">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int main()</text:p>
      <text:p text:style-name="P2">{</text:p>
      <text:p text:style-name="P2"><text:tab/>//These are all of the functions that will execute.</text:p>
      <text:p text:style-name="P2"><text:tab/>testByValue();</text:p>
      <text:p text:style-name="P2"><text:tab/>testByRef();</text:p>
      <text:p text:style-name="P2"><text:tab/>testByPtr();</text:p>
      <text:p text:style-name="P2"><text:tab/>return 0;</text:p>
      <text:p text:style-name="P2">}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e Waffle</meta:initial-creator>
    <meta:creation-date>2013-02-25T21:42:09.91</meta:creation-date>
    <meta:document-statistic meta:table-count="0" meta:image-count="5" meta:object-count="0" meta:page-count="10" meta:paragraph-count="140" meta:word-count="827" meta:character-count="4126"/>
    <dc:date>2013-02-25T22:31:55.85</dc:date>
    <dc:creator>Jake Waffle</dc:creator>
    <meta:editing-duration>PT3M42S</meta:editing-duration>
    <meta:editing-cycles>1</meta:editing-cycles>
    <meta:generator>OpenOffice.org/3.3$Win32 OpenOffice.org_project/330m20$Build-9567</meta:generator>
  </office:meta>
</office:document-meta>
</file>